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false" draw:auto-grow-width="false" fo:min-height="3.576cm" fo:min-width="27.831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031cm"/>
    </style:style>
    <style:style style:name="gr6" style:family="graphic" style:parent-style-name="standard">
      <style:graphic-properties draw:stroke="none" svg:stroke-color="#000000" draw:fill="none" draw:fill-color="#ffffff" fo:min-height="1.058cm"/>
    </style:style>
    <style:style style:name="gr7" style:family="graphic" style:parent-style-name="standard">
      <style:graphic-properties draw:stroke="none" svg:stroke-color="#000000" draw:fill="none" draw:fill-color="#ffffff" fo:min-height="0.92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2.335cm" fo:min-width="8.745cm"/>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804cm" fo:min-width="0cm"/>
    </style:style>
    <style:style style:name="gr12" style:family="graphic" style:parent-style-name="objectwithoutfill">
      <style:graphic-properties draw:marker-end="Arrow" draw:marker-end-width="0.3cm" draw:fill="none" draw:textarea-horizontal-align="center" draw:textarea-vertical-align="middle"/>
    </style:style>
    <style:style style:name="gr13" style:family="graphic" style:parent-style-name="standard">
      <style:graphic-properties draw:marker-start="Arrow" draw:marker-start-width="0.3cm" draw:textarea-horizontal-align="center" draw:textarea-vertical-align="middle"/>
    </style:style>
    <style:style style:name="gr14" style:family="graphic" style:parent-style-name="standard">
      <style:graphic-properties draw:stroke="none" draw:stroke-dash="Ultrafine_20_Dashed" svg:stroke-color="#000000" draw:fill="none" draw:fill-color="#ffffff" draw:textarea-horizontal-align="left" draw:auto-grow-height="true" draw:auto-grow-width="false" fo:min-height="1.19cm" fo:min-width="6.258cm"/>
    </style:style>
    <style:style style:name="gr15" style:family="graphic" style:parent-style-name="standard">
      <style:graphic-properties draw:stroke="none" svg:stroke-color="#000000" draw:fill="none" draw:fill-color="#ffffff" fo:min-height="0.635cm"/>
    </style:style>
    <style:style style:name="gr16" style:family="graphic" style:parent-style-name="standard">
      <style:graphic-properties draw:stroke="none" svg:stroke-color="#000000" draw:fill="none" draw:fill-color="#ffffff" fo:min-height="1.27cm"/>
    </style:style>
    <style:style style:name="gr17" style:family="graphic" style:parent-style-name="standard">
      <style:graphic-properties draw:stroke="none" svg:stroke-color="#000000" draw:fill="none" draw:fill-color="#ffffff" draw:textarea-horizontal-align="left" draw:auto-grow-height="true" draw:auto-grow-width="true" fo:min-height="0.005cm" fo:min-width="3.674cm"/>
    </style:style>
    <style:style style:name="gr18" style:family="graphic" style:parent-style-name="standard">
      <style:graphic-properties draw:stroke="dash" draw:stroke-dash="Fine_20_Dashed" draw:marker-start="Arrow" draw:marker-start-width="0.3cm" draw:marker-end="Arrow" draw:marker-end-width="0.3cm" draw:textarea-horizontal-align="center" draw:textarea-vertical-align="middle"/>
    </style:style>
    <style:style style:name="gr19" style:family="graphic" style:parent-style-name="objectwithoutfill">
      <style:graphic-properties draw:stroke="dash" draw:stroke-dash="Ultrafine_20_Dashed" draw:marker-end="Arrow" draw:marker-end-width="0.3cm" draw:fill="none" draw:textarea-horizontal-align="center" draw:textarea-vertical-align="middle"/>
    </style:style>
    <style:style style:name="gr20" style:family="graphic" style:parent-style-name="standard">
      <style:graphic-properties draw:stroke="dash" draw:stroke-dash="Ultrafine_20_Dashed" draw:marker-start="Arrow" draw:marker-start-width="0.3cm" draw:textarea-horizontal-align="center" draw:textarea-vertical-align="middle"/>
    </style:style>
    <style:style style:name="gr21" style:family="graphic" style:parent-style-name="standard">
      <style:graphic-properties draw:stroke="dash" draw:stroke-dash="Ultrafine_20_Dashed" svg:stroke-color="#000000" draw:fill="none" draw:fill-color="#ffffff" draw:textarea-horizontal-align="left" draw:auto-grow-height="true" draw:auto-grow-width="false" fo:min-height="0cm" fo:min-width="6.258cm"/>
    </style:style>
    <style:style style:name="gr22" style:family="graphic" style:parent-style-name="standard">
      <style:graphic-properties draw:marker-start="Arrow" draw:marker-start-width="0.3cm" draw:marker-end="Arrow" draw:marker-end-width="0.3cm" draw:textarea-horizontal-align="center" draw:textarea-vertical-align="middle"/>
    </style:style>
    <style:style style:name="gr23" style:family="graphic" style:parent-style-name="standard">
      <style:graphic-properties draw:marker-start="Arrow" draw:marker-end="" draw:marker-end-width="0.3cm"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797cm" fo:min-width="0cm"/>
    </style:style>
    <style:style style:name="gr25" style:family="graphic" style:parent-style-name="standard">
      <style:graphic-properties draw:marker-start="Arrow" draw:marker-end="Arrow" draw:marker-end-width="0.3cm"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673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593cm" fo:min-width="3.674cm"/>
    </style:style>
    <style:style style:name="gr29" style:family="graphic" style:parent-style-name="standard">
      <style:graphic-properties draw:stroke="none" svg:stroke-color="#000000" draw:fill="none" draw:fill-color="#ffffff" draw:textarea-horizontal-align="left" draw:auto-grow-height="true" draw:auto-grow-width="true" fo:min-height="0cm" fo:min-width="9.987cm"/>
    </style:style>
    <style:style style:name="P1" style:family="paragraph">
      <style:paragraph-properties fo:text-align="justify"/>
      <style:text-properties fo:font-size="18pt" fo:font-weight="bold" style:font-size-asian="18pt" style:font-weight-asian="bold" style:font-size-complex="18pt"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justify"/>
    </style:style>
    <style:style style:name="P6" style:family="paragraph">
      <style:paragraph-properties fo:text-align="justify"/>
      <style:text-properties fo:font-size="14pt" style:font-size-asian="14pt" style:font-size-complex="14pt"/>
    </style:style>
    <style:style style:name="P7" style:family="paragraph">
      <style:paragraph-properties fo:text-align="center"/>
      <style:text-properties fo:font-size="18pt"/>
    </style:style>
    <style:style style:name="P8" style:family="paragraph">
      <style:paragraph-properties fo:margin-left="0.517cm" fo:margin-right="0cm" fo:text-align="justify" fo:text-indent="-0.517cm"/>
    </style:style>
    <style:style style:name="P9" style:family="paragraph">
      <style:paragraph-properties fo:margin-left="0.456cm" fo:margin-right="0cm" fo:text-align="justify" fo:text-indent="-0.456cm"/>
    </style:style>
    <style:style style:name="P10" style:family="paragraph">
      <style:text-properties fo:font-size="14pt" style:font-size-asian="14pt" style:font-size-complex="14pt"/>
    </style:style>
    <style:style style:name="P11" style:family="paragraph">
      <style:text-properties fo:font-size="26pt" style:font-size-asian="26pt" style:font-size-complex="26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4pt" style:font-size-asian="14pt" style:font-size-complex="14pt"/>
    </style:style>
    <style:style style:name="T6" style:family="text">
      <style:text-properties fo:font-size="18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style:text-position="super 58%" fo:font-size="12pt" style:font-size-asian="12pt" style:font-size-complex="12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937cm" svg:height="1.554cm" svg:x="3.813cm" svg:y="1.639cm">
          <draw:text-box>
            <text:p text:style-name="P1"><text:span text:style-name="T1">Client Connection State machine</text:span></text:p>
            <text:p text:style-name="P1"><text:span text:style-name="T1"/></text:p>
          </draw:text-box>
        </draw:frame>
        <draw:rect draw:style-name="gr2" draw:text-style-name="P2" draw:id="id1" draw:layer="layout" svg:width="3.619cm" svg:height="1.459cm" svg:x="18.345cm" svg:y="3.034cm">
          <text:p text:style-name="P2">Init</text:p>
        </draw:rect>
        <draw:rect draw:style-name="gr2" draw:text-style-name="P2" draw:id="id2" draw:layer="layout" svg:width="3.648cm" svg:height="1.459cm" svg:x="18.337cm" svg:y="5.924cm">
          <text:p text:style-name="P2">Orphan</text:p>
        </draw:rect>
        <draw:rect draw:style-name="gr2" draw:text-style-name="P2" draw:id="id3" draw:layer="layout" svg:width="3.617cm" svg:height="1.459cm" svg:x="18.369cm" svg:y="10.692cm">
          <text:p text:style-name="P2">Parented</text:p>
        </draw:rect>
        <draw:rect draw:style-name="gr2" draw:text-style-name="P2" draw:id="id5" draw:layer="layout" svg:width="3.586cm" svg:height="1.459cm" svg:x="13.307cm" svg:y="22.476cm">
          <text:p text:style-name="P2">Connected</text:p>
          <text:p text:style-name="P2"><text:span text:style-name="T2">(primary)</text:span></text:p>
        </draw:rect>
        <draw:connector draw:style-name="gr3" draw:text-style-name="P2" draw:layer="layout" draw:line-skew="5.481cm -0.837cm" svg:x1="21.964cm" svg:y1="3.763cm" svg:x2="20.154cm" svg:y2="3.034cm" draw:start-shape="id1" draw:start-glue-point="1" draw:end-shape="id1" draw:end-glue-point="0" svg:d="m21964 3763h5982v-2067h-7792v1338">
          <text:p/>
        </draw:connector>
        <draw:connector draw:style-name="gr4" draw:text-style-name="P2" draw:layer="layout" svg:x1="20.154cm" svg:y1="4.493cm" svg:x2="20.161cm" svg:y2="5.924cm" draw:start-shape="id1" draw:start-glue-point="2" draw:end-shape="id2" draw:end-glue-point="0" svg:d="m20154 4493v716h7v715">
          <text:p/>
        </draw:connector>
        <draw:connector draw:style-name="gr4" draw:text-style-name="P2" draw:layer="layout" svg:x1="20.161cm" svg:y1="7.383cm" svg:x2="20.177cm" svg:y2="10.692cm" draw:start-shape="id2" draw:start-glue-point="2" draw:end-shape="id3" draw:end-glue-point="0" svg:d="m20161 7383v1655h16v1654">
          <text:p/>
        </draw:connector>
        <draw:connector draw:style-name="gr4" draw:text-style-name="P2" draw:layer="layout" svg:x1="20.177cm" svg:y1="12.151cm" svg:x2="15.1cm" svg:y2="16.911cm" draw:start-shape="id3" draw:start-glue-point="2" draw:end-shape="id4" draw:end-glue-point="0" svg:d="m20177 12151v2380h-5077v2380">
          <text:p/>
        </draw:connector>
        <draw:connector draw:style-name="gr4" draw:text-style-name="P2" draw:layer="layout" draw:line-skew="-8.943cm" svg:x1="13.307cm" svg:y1="23.205cm" svg:x2="18.337cm" svg:y2="6.653cm" draw:start-shape="id5" draw:start-glue-point="3" draw:end-shape="id2" draw:end-glue-point="3" svg:d="m13307 23205h-9444v-16552h14474">
          <text:p/>
        </draw:connector>
        <draw:connector draw:style-name="gr4" draw:text-style-name="P2" draw:layer="layout" draw:line-skew="-0.884cm" svg:x1="13.307cm" svg:y1="23.205cm" svg:x2="18.369cm" svg:y2="11.421cm" draw:start-shape="id5" draw:start-glue-point="3" draw:end-shape="id3" draw:end-glue-point="3" svg:d="m13307 23205h-1385v-11784h6447">
          <text:p/>
        </draw:connector>
        <draw:frame draw:style-name="gr5" draw:text-style-name="P3" draw:layer="layout" svg:width="8.971cm" svg:height="0.725cm" svg:x="22.054cm" svg:y="2.878cm">
          <draw:text-box>
            <text:p text:style-name="P3"><text:span text:style-name="T3">AppSet(SSAMemberRedord)</text:span></text:p>
          </draw:text-box>
        </draw:frame>
        <draw:frame draw:style-name="gr5" draw:text-style-name="P3" draw:layer="layout" svg:width="10.065cm" svg:height="1.673cm" svg:x="20.089cm" svg:y="7.35cm">
          <draw:text-box>
            <text:p text:style-name="P3"><text:span text:style-name="T3">AppSet(SSAInfoRecord)</text:span></text:p>
            <text:p text:style-name="P3"><text:span text:style-name="T3">OR</text:span></text:p>
            <text:p text:style-name="P3"><text:span text:style-name="T3">primary/secondary already available</text:span></text:p>
          </draw:text-box>
        </draw:frame>
        <draw:frame draw:style-name="gr5" draw:text-style-name="P3" draw:layer="layout" svg:width="10.856cm" svg:height="0.725cm" svg:x="20.437cm" svg:y="4.556cm">
          <draw:text-box>
            <text:p text:style-name="P3"><text:span text:style-name="T3">AppGetResp(SSAMemberRedord)</text:span></text:p>
          </draw:text-box>
        </draw:frame>
        <draw:frame draw:style-name="gr6" draw:text-style-name="P3" draw:layer="layout" svg:width="5.261cm" svg:height="1.308cm" svg:x="6.714cm" svg:y="15.503cm">
          <draw:text-box>
            <text:p text:style-name="P3"><text:span text:style-name="T3">AppSet(SSAInfoRecord)</text:span></text:p>
            <text:p text:style-name="P4"><text:span text:style-name="T3">[primary]</text:span></text:p>
          </draw:text-box>
        </draw:frame>
        <draw:frame draw:style-name="gr5" draw:text-style-name="P3" draw:layer="layout" svg:width="4.129cm" svg:height="1.199cm" svg:x="3.83cm" svg:y="22.004cm">
          <draw:text-box>
            <text:p text:style-name="P3"><text:span text:style-name="T3">Connection Lost</text:span></text:p>
            <text:p text:style-name="P3"><text:span text:style-name="T3">(clear primary info)</text:span></text:p>
          </draw:text-box>
        </draw:frame>
        <draw:connector draw:style-name="gr4" draw:text-style-name="P2" draw:layer="layout" draw:line-skew="-2.023cm -0.277cm" svg:x1="18.369cm" svg:y1="11.421cm" svg:x2="20.177cm" svg:y2="10.692cm" draw:start-shape="id3" draw:start-glue-point="3" draw:end-shape="id3" draw:end-glue-point="0" svg:d="m18369 11421h-2524v-1507h4332v778">
          <text:p/>
        </draw:connector>
        <draw:frame draw:style-name="gr5" draw:text-style-name="P3" draw:layer="layout" svg:width="8.971cm" svg:height="0.725cm" svg:x="14.996cm" svg:y="9.18cm">
          <draw:text-box>
            <text:p text:style-name="P3"><text:span text:style-name="T3">AppSet(SSAInfoRecord)</text:span></text:p>
          </draw:text-box>
        </draw:frame>
        <draw:connector draw:style-name="gr4" draw:text-style-name="P2" draw:layer="layout" draw:line-skew="0cm -0.608cm" svg:x1="16.893cm" svg:y1="23.205cm" svg:x2="15.1cm" svg:y2="22.476cm" draw:start-shape="id5" draw:start-glue-point="1" draw:end-shape="id5" draw:end-glue-point="0" svg:d="m16893 23205h501v-1838h-2294v1109">
          <text:p/>
        </draw:connector>
        <draw:frame draw:style-name="gr6" draw:text-style-name="P3" draw:layer="layout" svg:width="5.261cm" svg:height="1.308cm" svg:x="15.544cm" svg:y="20.177cm">
          <draw:text-box>
            <text:p text:style-name="P3"><text:span text:style-name="T3">AppSet(SSAInfoRecord)</text:span></text:p>
            <text:p text:style-name="P3"><text:span text:style-name="T3">[secondary]</text:span></text:p>
          </draw:text-box>
        </draw:frame>
        <draw:rect draw:style-name="gr2" draw:text-style-name="P2" draw:id="id4" draw:layer="layout" svg:width="3.586cm" svg:height="1.459cm" svg:x="13.307cm" svg:y="16.911cm">
          <text:p text:style-name="P2">Connecting</text:p>
          <text:p text:style-name="P2"><text:span text:style-name="T2">(primary)</text:span></text:p>
        </draw:rect>
        <draw:rect draw:style-name="gr2" draw:text-style-name="P2" draw:id="id6" draw:layer="layout" svg:width="3.586cm" svg:height="1.459cm" svg:x="24.332cm" svg:y="16.893cm">
          <text:p text:style-name="P2">Connecting</text:p>
          <text:p text:style-name="P2"><text:span text:style-name="T2">(Secondary)</text:span></text:p>
        </draw:rect>
        <draw:connector draw:style-name="gr4" draw:text-style-name="P2" draw:layer="layout" svg:x1="20.177cm" svg:y1="12.151cm" svg:x2="26.125cm" svg:y2="16.893cm" draw:start-shape="id3" draw:start-glue-point="2" draw:end-shape="id6" draw:end-glue-point="0" svg:d="m20177 12151v2371h5948v2371">
          <text:p/>
        </draw:connector>
        <draw:connector draw:style-name="gr4" draw:text-style-name="P2" draw:layer="layout" svg:x1="15.1cm" svg:y1="18.37cm" svg:x2="15.1cm" svg:y2="22.476cm" draw:start-shape="id4" draw:start-glue-point="2" draw:end-shape="id5" draw:end-glue-point="0" svg:d="m15100 18370v4106">
          <text:p/>
        </draw:connector>
        <draw:rect draw:style-name="gr2" draw:text-style-name="P2" draw:id="id7" draw:layer="layout" svg:width="3.586cm" svg:height="1.459cm" svg:x="24.332cm" svg:y="22.55cm">
          <text:p text:style-name="P2">Connected</text:p>
          <text:p text:style-name="P2"><text:span text:style-name="T2">(secondary)</text:span></text:p>
        </draw:rect>
        <draw:connector draw:style-name="gr4" draw:text-style-name="P2" draw:layer="layout" svg:x1="26.125cm" svg:y1="18.352cm" svg:x2="26.125cm" svg:y2="22.55cm" draw:start-shape="id6" draw:start-glue-point="2" draw:end-shape="id7" draw:end-glue-point="0" svg:d="m26125 18352v4198">
          <text:p/>
        </draw:connector>
        <draw:connector draw:style-name="gr4" draw:text-style-name="P2" draw:layer="layout" draw:line-skew="0.707cm" svg:x1="27.918cm" svg:y1="23.279cm" svg:x2="21.986cm" svg:y2="11.421cm" draw:start-shape="id7" draw:start-glue-point="1" draw:end-shape="id3" draw:end-glue-point="1" svg:d="m27918 23279h1208v-11858h-7140">
          <text:p/>
        </draw:connector>
        <draw:frame draw:style-name="gr7" draw:text-style-name="P3" draw:layer="layout" svg:width="5.261cm" svg:height="1.175cm" svg:x="29.075cm" svg:y="16.95cm">
          <draw:text-box>
            <text:p text:style-name="P4"><text:span text:style-name="T3">AppSet(SSAInfoRecord)</text:span></text:p>
          </draw:text-box>
        </draw:frame>
        <draw:connector draw:style-name="gr4" draw:text-style-name="P2" draw:layer="layout" draw:line-skew="7.336cm" svg:x1="27.918cm" svg:y1="23.279cm" svg:x2="21.985cm" svg:y2="6.653cm" draw:start-shape="id7" draw:start-glue-point="1" draw:end-shape="id2" draw:end-glue-point="1" svg:d="m27918 23279h7837v-16626h-13770">
          <text:p/>
        </draw:connector>
        <draw:frame draw:style-name="gr5" draw:text-style-name="P3" draw:layer="layout" svg:width="4.823cm" svg:height="1.199cm" svg:x="30.537cm" svg:y="21.926cm">
          <draw:text-box>
            <text:p text:style-name="P3"><text:span text:style-name="T3">Connection Lost</text:span></text:p>
            <text:p text:style-name="P3"><text:span text:style-name="T3">(clear secondary info)</text:span></text:p>
          </draw:text-box>
        </draw:frame>
        <draw:connector draw:style-name="gr4" draw:text-style-name="P2" draw:layer="layout" draw:line-skew="0.707cm" svg:x1="27.918cm" svg:y1="17.622cm" svg:x2="21.986cm" svg:y2="11.421cm" draw:start-shape="id6" draw:start-glue-point="1" draw:end-shape="id3" draw:end-glue-point="1" svg:d="m27918 17622h1208v-6201h-7140">
          <text:p/>
        </draw:connector>
        <draw:frame draw:style-name="gr8" draw:text-style-name="P3" draw:layer="layout" svg:width="3.207cm" svg:height="0.725cm" svg:x="15.238cm" svg:y="13.732cm">
          <draw:text-box>
            <text:p><text:span text:style-name="T3">(primary avail)</text:span></text:p>
          </draw:text-box>
        </draw:frame>
        <draw:frame draw:style-name="gr8" draw:text-style-name="P3" draw:layer="layout" svg:width="3.736cm" svg:height="0.725cm" svg:x="22.262cm" svg:y="13.782cm">
          <draw:text-box>
            <text:p><text:span text:style-name="T3">(secondary avail)</text:span></text:p>
          </draw:text-box>
        </draw:frame>
        <draw:connector draw:style-name="gr4" draw:text-style-name="P2" draw:layer="layout" draw:line-skew="0cm -0.486cm" svg:x1="16.893cm" svg:y1="17.64cm" svg:x2="15.1cm" svg:y2="16.911cm" draw:start-shape="id4" draw:start-glue-point="1" draw:end-shape="id4" draw:end-glue-point="0" svg:d="m16893 17640h501v-1716h-2294v987">
          <text:p/>
        </draw:connector>
        <draw:frame draw:style-name="gr6" draw:text-style-name="P3" draw:layer="layout" svg:width="5.261cm" svg:height="1.308cm" svg:x="17.248cm" svg:y="15.798cm">
          <draw:text-box>
            <text:p text:style-name="P3"><text:span text:style-name="T3">AppSet(SSAInfoRecord)</text:span></text:p>
            <text:p text:style-name="P3"><text:span text:style-name="T3">[secondary]</text:span></text:p>
          </draw:text-box>
        </draw:frame>
        <draw:frame draw:style-name="gr9" draw:text-style-name="P3" draw:layer="layout" svg:width="8.91cm" svg:height="2.585cm" svg:x="30.838cm" svg:y="3.376cm">
          <draw:text-box>
            <text:p><text:span text:style-name="T4">Note</text:span><text:span text:style-name="T3">: AppSet(SSAInfoRecords) always sets the primary/secondary information and then causes a state transition.</text:span></text:p>
          </draw:text-box>
        </draw:frame>
        <draw:connector draw:style-name="gr4" draw:text-style-name="P2" draw:layer="layout" draw:line-skew="-0.884cm" svg:x1="13.307cm" svg:y1="17.64cm" svg:x2="18.369cm" svg:y2="11.421cm" draw:start-shape="id4" draw:start-glue-point="3" draw:end-shape="id3" draw:end-glue-point="3" svg:d="m13307 17640h-1385v-6219h6447">
          <text:p/>
        </draw:connector>
      </draw:page>
      <draw:page draw:name="page2" draw:style-name="dp1" draw:master-page-name="Default">
        <draw:g>
          <draw:line draw:style-name="gr10" draw:text-style-name="P2" draw:layer="layout" svg:x1="4.897cm" svg:y1="4.825cm" svg:x2="4.897cm" svg:y2="25.9cm">
            <text:p/>
          </draw:line>
          <draw:frame draw:style-name="gr11" draw:layer="layout" svg:width="1.984cm" svg:height="1.054cm" svg:x="3.727cm" svg:y="3.897cm">
            <draw:text-box>
              <text:p>client</text:p>
            </draw:text-box>
          </draw:frame>
        </draw:g>
        <draw:frame draw:style-name="gr1" draw:text-style-name="P6" draw:layer="layout" svg:width="12.553cm" svg:height="3.115cm" svg:x="5.849cm" svg:y="2.672cm">
          <draw:text-box>
            <text:p text:style-name="P5"><text:span text:style-name="T5">Wireup Sequence – without errors</text:span></text:p>
            <text:p text:style-name="P5"><text:span text:style-name="T5"/></text:p>
          </draw:text-box>
        </draw:frame>
        <draw:g>
          <draw:frame draw:style-name="gr11" draw:layer="layout" svg:width="2.305cm" svg:height="1.054cm" svg:x="14.926cm" svg:y="3.826cm">
            <draw:text-box>
              <text:p>MSSA</text:p>
            </draw:text-box>
          </draw:frame>
          <draw:line draw:style-name="gr10" draw:text-style-name="P2" draw:layer="layout" svg:x1="16.02cm" svg:y1="4.694cm" svg:x2="16.02cm" svg:y2="25.759cm">
            <text:p/>
          </draw:line>
        </draw:g>
        <draw:line draw:style-name="gr12" draw:text-style-name="P7" draw:layer="layout" svg:x1="4.896cm" svg:y1="5.717cm" svg:x2="15.982cm" svg:y2="6.842cm">
          <text:p text:style-name="P2"><text:span text:style-name="T6">AppSet(SSAMemberRecord)</text:span></text:p>
        </draw:line>
        <draw:line draw:style-name="gr13" draw:text-style-name="P7" draw:layer="layout" svg:x1="4.896cm" svg:y1="9.838cm" svg:x2="15.952cm" svg:y2="8.303cm">
          <text:p text:style-name="P2"><text:span text:style-name="T6">AppGetResp(SSAMemberRecord)</text:span></text:p>
        </draw:line>
        <draw:line draw:style-name="gr13" draw:text-style-name="P7" draw:layer="layout" svg:x1="4.896cm" svg:y1="11.238cm" svg:x2="15.982cm" svg:y2="9.754cm">
          <text:p text:style-name="P2"><text:span text:style-name="T6">AppSet(SSAInfoRecord)</text:span></text:p>
        </draw:line>
        <draw:frame draw:style-name="gr14" draw:text-style-name="P3" draw:layer="layout" svg:width="10.386cm" svg:height="1.44cm" svg:x="5.11cm" svg:y="12.571cm">
          <draw:text-box>
            <text:p><text:span text:style-name="T3">SSAInfoRecord is sent for each PR we need...</text:span></text:p>
          </draw:text-box>
        </draw:frame>
        <draw:line draw:style-name="gr12" draw:text-style-name="P7" draw:layer="layout" svg:x1="4.866cm" svg:y1="11.336cm" svg:x2="15.952cm" svg:y2="12.461cm">
          <text:p text:style-name="P2"><text:span text:style-name="T6">AppGetResp(SSAInfoRecord)</text:span></text:p>
        </draw:line>
        <draw:g>
          <draw:line draw:style-name="gr10" draw:text-style-name="P2" draw:layer="layout" svg:x1="25.075cm" svg:y1="4.247cm" svg:x2="25.075cm" svg:y2="25.322cm">
            <text:p/>
          </draw:line>
          <draw:frame draw:style-name="gr11" draw:layer="layout" svg:width="1.984cm" svg:height="1.054cm" svg:x="23.905cm" svg:y="3.319cm">
            <draw:text-box>
              <text:p>client</text:p>
            </draw:text-box>
          </draw:frame>
        </draw:g>
        <draw:frame draw:style-name="gr1" draw:text-style-name="P6" draw:layer="layout" svg:width="14.421cm" svg:height="3.115cm" svg:x="25.727cm" svg:y="2.094cm">
          <draw:text-box>
            <text:p text:style-name="P5"><text:span text:style-name="T5">Wireup Sequence – Failed AppGetResp(SSAMemberRecord)</text:span></text:p>
            <text:p text:style-name="P5"><text:span text:style-name="T5"/></text:p>
          </draw:text-box>
        </draw:frame>
        <draw:g>
          <draw:frame draw:style-name="gr11" draw:layer="layout" svg:width="2.305cm" svg:height="1.054cm" svg:x="38.419cm" svg:y="3.217cm">
            <draw:text-box>
              <text:p>MSSA</text:p>
            </draw:text-box>
          </draw:frame>
          <draw:line draw:style-name="gr10" draw:text-style-name="P2" draw:layer="layout" svg:x1="39.513cm" svg:y1="4.085cm" svg:x2="39.513cm" svg:y2="25.15cm">
            <text:p/>
          </draw:line>
        </draw:g>
        <draw:line draw:style-name="gr12" draw:text-style-name="P7" draw:layer="layout" svg:x1="25.074cm" svg:y1="5.139cm" svg:x2="39.505cm" svg:y2="5.869cm">
          <text:p text:style-name="P2"><text:span text:style-name="T6">AppSet(SSAMemberRecord)</text:span></text:p>
        </draw:line>
        <draw:line draw:style-name="gr13" draw:text-style-name="P7" draw:layer="layout" svg:x1="28.131cm" svg:y1="7.481cm" svg:x2="39.506cm" svg:y2="6.203cm">
          <text:p text:style-name="P2"><text:span text:style-name="T6">AppGetResp(SSAMemberRecord)</text:span></text:p>
        </draw:line>
        <draw:line draw:style-name="gr12" draw:text-style-name="P7" draw:layer="layout" svg:x1="24.33cm" svg:y1="5.109cm" svg:x2="24.339cm" svg:y2="10.692cm">
          <text:p text:style-name="P2"><text:span text:style-name="T6">Wait</text:span></text:p>
        </draw:line>
        <draw:frame draw:style-name="gr14" draw:text-style-name="P3" draw:layer="layout" svg:width="10.386cm" svg:height="1.44cm" svg:x="29.88cm" svg:y="7.888cm">
          <draw:text-box>
            <text:p><text:span text:style-name="T3">MSSA drops node from tree...</text:span></text:p>
          </draw:text-box>
        </draw:frame>
        <draw:line draw:style-name="gr12" draw:text-style-name="P7" draw:layer="layout" svg:x1="4.396cm" svg:y1="5.627cm" svg:x2="4.405cm" svg:y2="11.21cm">
          <text:p text:style-name="P2"><text:span text:style-name="T6">Wait</text:span></text:p>
        </draw:line>
        <draw:line draw:style-name="gr12" draw:text-style-name="P7" draw:layer="layout" svg:x1="25.075cm" svg:y1="10.613cm" svg:x2="39.506cm" svg:y2="11.343cm">
          <text:p text:style-name="P2"><text:span text:style-name="T6">AppSet(SSAMemberRecord)</text:span></text:p>
        </draw:line>
        <draw:line draw:style-name="gr13" draw:text-style-name="P7" draw:layer="layout" svg:x1="25.09cm" svg:y1="13.046cm" svg:x2="39.477cm" svg:y2="11.617cm">
          <text:p text:style-name="P2"><text:span text:style-name="T6">AppGetResp(SSAMemberRecord)</text:span></text:p>
        </draw:line>
        <draw:frame draw:style-name="gr14" draw:text-style-name="P3" draw:layer="layout" svg:width="10.386cm" svg:height="1.44cm" svg:x="27.568cm" svg:y="13.332cm">
          <draw:text-box>
            <text:p><text:span text:style-name="T3">Normal sequence from here.</text:span></text:p>
          </draw:text-box>
        </draw:frame>
        <draw:line draw:style-name="gr12" draw:text-style-name="P7" draw:layer="layout" svg:x1="4.988cm" svg:y1="15.145cm" svg:x2="16.074cm" svg:y2="16.27cm">
          <text:p text:style-name="P2"><text:span text:style-name="T6">AppDelete(SSAMemberRecord)</text:span></text:p>
        </draw:line>
        <draw:line draw:style-name="gr13" draw:text-style-name="P7" draw:layer="layout" svg:x1="4.896cm" svg:y1="21.244cm" svg:x2="15.952cm" svg:y2="19.709cm">
          <text:p text:style-name="P2"><text:span text:style-name="T6">AppGetResp(SSAMemberRecord)</text:span></text:p>
        </draw:line>
      </draw:page>
      <draw:page draw:name="page3" draw:style-name="dp1" draw:master-page-name="Default">
        <draw:g>
          <draw:line draw:style-name="gr10" draw:text-style-name="P2" draw:layer="layout" svg:x1="3.666cm" svg:y1="4.794cm" svg:x2="3.666cm" svg:y2="25.869cm">
            <text:p/>
          </draw:line>
          <draw:frame draw:style-name="gr11" draw:layer="layout" svg:width="1.984cm" svg:height="1.054cm" svg:x="2.496cm" svg:y="3.866cm">
            <draw:text-box>
              <text:p>client</text:p>
            </draw:text-box>
          </draw:frame>
        </draw:g>
        <draw:frame draw:style-name="gr1" draw:text-style-name="P6" draw:layer="layout" svg:width="14.421cm" svg:height="3.115cm" svg:x="4.318cm" svg:y="2.641cm">
          <draw:text-box>
            <text:p text:style-name="P5"><text:span text:style-name="T5">Wireup Sequence – Failed AppSet(SSAInfoRecord)</text:span></text:p>
            <text:p text:style-name="P5"><text:span text:style-name="T5"/></text:p>
          </draw:text-box>
        </draw:frame>
        <draw:g>
          <draw:frame draw:style-name="gr11" draw:layer="layout" svg:width="2.305cm" svg:height="1.054cm" svg:x="17.01cm" svg:y="3.764cm">
            <draw:text-box>
              <text:p>MSSA</text:p>
            </draw:text-box>
          </draw:frame>
          <draw:line draw:style-name="gr10" draw:text-style-name="P2" draw:layer="layout" svg:x1="18.104cm" svg:y1="4.632cm" svg:x2="18.104cm" svg:y2="25.697cm">
            <text:p/>
          </draw:line>
        </draw:g>
        <draw:line draw:style-name="gr12" draw:text-style-name="P7" draw:layer="layout" svg:x1="3.665cm" svg:y1="5.686cm" svg:x2="18.096cm" svg:y2="6.416cm">
          <text:p text:style-name="P2"><text:span text:style-name="T6">AppSet(SSAMemberRecord)</text:span></text:p>
        </draw:line>
        <draw:line draw:style-name="gr13" draw:text-style-name="P7" draw:layer="layout" svg:x1="3.68cm" svg:y1="8.393cm" svg:x2="18.097cm" svg:y2="6.75cm">
          <text:p text:style-name="P2"><text:span text:style-name="T6">AppGetResp(SSAMemberRecord)</text:span></text:p>
        </draw:line>
        <draw:line draw:style-name="gr12" draw:text-style-name="P7" draw:layer="layout" svg:x1="2.921cm" svg:y1="5.656cm" svg:x2="2.92cm" svg:y2="17.639cm">
          <text:p text:style-name="P2"><text:span text:style-name="T6">Wait</text:span></text:p>
        </draw:line>
        <draw:frame draw:style-name="gr14" draw:text-style-name="P3" draw:layer="layout" svg:width="10.386cm" svg:height="1.44cm" svg:x="9.475cm" svg:y="11.506cm">
          <draw:text-box>
            <text:p><text:span text:style-name="T3">MSSA retries forever....</text:span></text:p>
          </draw:text-box>
        </draw:frame>
        <draw:line draw:style-name="gr13" draw:text-style-name="P7" draw:layer="layout" svg:x1="7.347cm" svg:y1="11.161cm" svg:x2="18.082cm" svg:y2="9.754cm">
          <text:p text:style-name="P2"><text:span text:style-name="T6">AppSet(SSAInfoRecord)</text:span></text:p>
        </draw:line>
        <draw:line draw:style-name="gr13" draw:text-style-name="P7" draw:layer="layout" svg:x1="7.378cm" svg:y1="13.535cm" svg:x2="18.113cm" svg:y2="12.128cm">
          <text:p text:style-name="P2"><text:span text:style-name="T6">AppSet(SSAInfoRecord)</text:span></text:p>
        </draw:line>
        <draw:line draw:style-name="gr13" draw:text-style-name="P7" draw:layer="layout" svg:x1="7.378cm" svg:y1="15.541cm" svg:x2="18.113cm" svg:y2="14.134cm">
          <text:p text:style-name="P2"><text:span text:style-name="T6">AppSet(SSAInfoRecord)</text:span></text:p>
        </draw:line>
        <draw:line draw:style-name="gr13" draw:text-style-name="P7" draw:layer="layout" svg:x1="3.65cm" svg:y1="17.547cm" svg:x2="18.144cm" svg:y2="15.686cm">
          <text:p text:style-name="P2"><text:span text:style-name="T6">AppSet(SSAInfoRecord)</text:span></text:p>
        </draw:line>
        <draw:frame draw:style-name="gr14" draw:text-style-name="P3" draw:layer="layout" svg:width="10.386cm" svg:height="1.44cm" svg:x="6.373cm" svg:y="17.923cm">
          <draw:text-box>
            <text:p><text:span text:style-name="T3">Sequence continues as normal</text:span></text:p>
          </draw:text-box>
        </draw:frame>
        <draw:g>
          <draw:line draw:style-name="gr10" draw:text-style-name="P2" draw:layer="layout" svg:x1="22.384cm" svg:y1="4.339cm" svg:x2="22.384cm" svg:y2="25.414cm">
            <text:p/>
          </draw:line>
          <draw:frame draw:style-name="gr11" draw:layer="layout" svg:width="1.984cm" svg:height="1.054cm" svg:x="21.214cm" svg:y="3.411cm">
            <draw:text-box>
              <text:p>client</text:p>
            </draw:text-box>
          </draw:frame>
        </draw:g>
        <draw:frame draw:style-name="gr1" draw:text-style-name="P6" draw:layer="layout" svg:width="12.553cm" svg:height="3.115cm" svg:x="23.336cm" svg:y="2.186cm">
          <draw:text-box>
            <text:p text:style-name="P5"><text:span text:style-name="T5">Wireup Sequence – without errors</text:span></text:p>
            <text:p text:style-name="P5"><text:span text:style-name="T5">(in this case the node was already parented.)</text:span></text:p>
          </draw:text-box>
        </draw:frame>
        <draw:g>
          <draw:frame draw:style-name="gr11" draw:layer="layout" svg:width="2.305cm" svg:height="1.054cm" svg:x="32.413cm" svg:y="3.34cm">
            <draw:text-box>
              <text:p>MSSA</text:p>
            </draw:text-box>
          </draw:frame>
          <draw:line draw:style-name="gr10" draw:text-style-name="P2" draw:layer="layout" svg:x1="33.507cm" svg:y1="4.208cm" svg:x2="33.507cm" svg:y2="25.273cm">
            <text:p/>
          </draw:line>
        </draw:g>
        <draw:line draw:style-name="gr12" draw:text-style-name="P7" draw:layer="layout" svg:x1="22.383cm" svg:y1="5.231cm" svg:x2="33.469cm" svg:y2="6.356cm">
          <text:p text:style-name="P2"><text:span text:style-name="T6">AppSet(SSAMemberRecord)</text:span></text:p>
        </draw:line>
        <draw:line draw:style-name="gr13" draw:text-style-name="P7" draw:layer="layout" svg:x1="22.383cm" svg:y1="9.352cm" svg:x2="33.439cm" svg:y2="7.817cm">
          <text:p text:style-name="P2"><text:span text:style-name="T6">AppGetResp(SSAMemberRecord)</text:span></text:p>
        </draw:line>
        <draw:line draw:style-name="gr13" draw:text-style-name="P7" draw:layer="layout" svg:x1="22.383cm" svg:y1="10.752cm" svg:x2="33.469cm" svg:y2="9.268cm">
          <text:p text:style-name="P2"><text:span text:style-name="T6">AppSet(SSAInfoRecord)</text:span></text:p>
        </draw:line>
        <draw:frame draw:style-name="gr14" draw:text-style-name="P3" draw:layer="layout" svg:width="10.386cm" svg:height="1.44cm" svg:x="22.597cm" svg:y="12.085cm">
          <draw:text-box>
            <text:p><text:span text:style-name="T3">SSAInfoRecord is sent for each PR we need...</text:span></text:p>
          </draw:text-box>
        </draw:frame>
        <draw:line draw:style-name="gr12" draw:text-style-name="P7" draw:layer="layout" svg:x1="22.353cm" svg:y1="10.85cm" svg:x2="33.439cm" svg:y2="11.975cm">
          <text:p text:style-name="P2"><text:span text:style-name="T6">AppGetResp(SSAInfoRecord)</text:span></text:p>
        </draw:line>
        <draw:line draw:style-name="gr12" draw:text-style-name="P7" draw:layer="layout" svg:x1="21.883cm" svg:y1="5.141cm" svg:x2="21.892cm" svg:y2="10.724cm">
          <text:p text:style-name="P2"><text:span text:style-name="T6">Wait</text:span></text:p>
        </draw:line>
        <draw:line draw:style-name="gr12" draw:text-style-name="P7" draw:layer="layout" svg:x1="22.475cm" svg:y1="14.659cm" svg:x2="33.561cm" svg:y2="15.784cm">
          <text:p text:style-name="P2"><text:span text:style-name="T6">AppDelete(SSAMemberRecord)</text:span></text:p>
        </draw:line>
        <draw:line draw:style-name="gr13" draw:text-style-name="P7" draw:layer="layout" svg:x1="22.383cm" svg:y1="20.758cm" svg:x2="33.439cm" svg:y2="19.223cm">
          <text:p text:style-name="P2"><text:span text:style-name="T6">AppGetResp(SSAMemberRecord)</text:span></text:p>
        </draw:line>
      </draw:page>
      <draw:page draw:name="page4" draw:style-name="dp1" draw:master-page-name="Default">
        <draw:rect draw:style-name="gr2" draw:text-style-name="P2" draw:id="id10" draw:layer="layout" svg:width="3.81cm" svg:height="1.905cm" svg:x="4.276cm" svg:y="3.47cm">
          <text:p text:style-name="P2">Master SA</text:p>
        </draw:rect>
        <draw:rect draw:style-name="gr2" draw:text-style-name="P2" draw:id="id9" draw:layer="layout" svg:width="5.08cm" svg:height="2.54cm" svg:x="1.636cm" svg:y="9.82cm">
          <text:p text:style-name="P2">Sub-SA</text:p>
          <text:p text:style-name="P2">Cache</text:p>
        </draw:rect>
        <draw:rect draw:style-name="gr2" draw:text-style-name="P2" draw:id="id11" draw:layer="layout" svg:width="5.08cm" svg:height="2.54cm" svg:x="8.621cm" svg:y="9.82cm">
          <text:p text:style-name="P2">Sub-SA</text:p>
          <text:p text:style-name="P2">Cache</text:p>
        </draw:rect>
        <draw:rect draw:style-name="gr2" draw:text-style-name="P2" draw:id="id12" draw:layer="layout" svg:width="5.08cm" svg:height="2.54cm" svg:x="14.971cm" svg:y="9.185cm">
          <text:p text:style-name="P2">Sub-SA</text:p>
          <text:p text:style-name="P2">Cache</text:p>
        </draw:rect>
        <draw:ellipse draw:style-name="gr2" draw:text-style-name="P2" draw:id="id8" draw:layer="layout" svg:width="2.54cm" svg:height="1.27cm" svg:x="2.906cm" svg:y="17.44cm">
          <text:p text:style-name="P2">Node</text:p>
        </draw:ellipse>
        <draw:connector draw:style-name="gr10" draw:text-style-name="P2" draw:layer="layout" svg:x1="4.176cm" svg:y1="17.44cm" svg:x2="4.176cm" svg:y2="12.36cm" draw:start-shape="id8" draw:start-glue-point="0" draw:end-shape="id9" draw:end-glue-point="2" svg:d="m4176 17440v-5080">
          <text:p/>
        </draw:connector>
        <draw:connector draw:style-name="gr10" draw:text-style-name="P2" draw:layer="layout" svg:x1="6.181cm" svg:y1="5.375cm" svg:x2="4.176cm" svg:y2="9.82cm" draw:start-shape="id10" draw:start-glue-point="2" draw:end-shape="id9" svg:d="m6181 5375v2223h-2005v2222">
          <text:p/>
        </draw:connector>
        <draw:connector draw:style-name="gr10" draw:text-style-name="P2" draw:layer="layout" svg:x1="6.181cm" svg:y1="5.375cm" svg:x2="11.161cm" svg:y2="9.82cm" draw:start-shape="id10" draw:start-glue-point="2" draw:end-shape="id11" svg:d="m6181 5375v2223h4980v2222">
          <text:p/>
        </draw:connector>
        <draw:connector draw:style-name="gr10" draw:text-style-name="P2" draw:layer="layout" svg:x1="6.181cm" svg:y1="5.375cm" svg:x2="17.511cm" svg:y2="9.185cm" draw:start-shape="id10" draw:start-glue-point="2" draw:end-shape="id12" draw:end-glue-point="0" svg:d="m6181 5375v1905h11330v1905">
          <text:p/>
        </draw:connector>
        <draw:ellipse draw:style-name="gr2" draw:text-style-name="P2" draw:id="id13" draw:layer="layout" svg:width="2.54cm" svg:height="1.27cm" svg:x="16.876cm" svg:y="19.345cm">
          <text:p text:style-name="P2">Node</text:p>
        </draw:ellipse>
        <draw:connector draw:style-name="gr10" draw:text-style-name="P2" draw:layer="layout" svg:x1="18.146cm" svg:y1="19.345cm" svg:x2="17.511cm" svg:y2="11.725cm" draw:start-shape="id13" draw:start-glue-point="0" draw:end-shape="id12" draw:end-glue-point="2" svg:d="m18146 19345v-3810h-635v-3810">
          <text:p/>
        </draw:connector>
        <draw:frame draw:style-name="gr15" draw:layer="layout" svg:width="6.35cm" svg:height="1.673cm" svg:x="1.636cm" svg:y="18.71cm">
          <draw:text-box>
            <text:p>Caching here</text:p>
            <text:p>How much?</text:p>
          </draw:text-box>
        </draw:frame>
        <draw:rect draw:style-name="gr2" draw:text-style-name="P2" draw:id="id14" draw:layer="layout" svg:width="5.08cm" svg:height="2.54cm" svg:x="9.256cm" svg:y="15.535cm">
          <text:p text:style-name="P2">Sub-SA</text:p>
          <text:p text:style-name="P2">Cache</text:p>
        </draw:rect>
        <draw:connector draw:style-name="gr10" draw:text-style-name="P2" draw:layer="layout" svg:x1="11.161cm" svg:y1="12.36cm" svg:x2="11.796cm" svg:y2="15.535cm" draw:start-shape="id11" draw:start-glue-point="2" draw:end-shape="id14" draw:end-glue-point="0" svg:d="m11161 12360v1588h635v1587">
          <text:p/>
        </draw:connector>
        <draw:ellipse draw:style-name="gr2" draw:text-style-name="P2" draw:id="id15" draw:layer="layout" svg:width="2.54cm" svg:height="1.27cm" svg:x="9.256cm" svg:y="21.25cm">
          <text:p text:style-name="P2">Node</text:p>
        </draw:ellipse>
        <draw:connector draw:style-name="gr10" draw:text-style-name="P2" draw:layer="layout" svg:x1="10.526cm" svg:y1="21.25cm" svg:x2="11.796cm" svg:y2="18.075cm" draw:start-shape="id15" draw:start-glue-point="0" draw:end-shape="id14" draw:end-glue-point="2" svg:d="m10526 21250v-1587h1270v-1588">
          <text:p/>
        </draw:connector>
        <draw:frame draw:style-name="gr16" draw:layer="layout" svg:width="3.175cm" svg:height="1.673cm" svg:x="11.796cm" svg:y="20.847cm">
          <draw:text-box>
            <text:p>Register PR use?</text:p>
          </draw:text-box>
        </draw:frame>
        <draw:frame draw:style-name="gr8" draw:layer="layout" svg:width="10.628cm" svg:height="1.673cm" svg:x="4.744cm" svg:y="1.4cm">
          <draw:text-box>
            <text:p>Early Ideas....</text:p>
            <text:p>From this slide on is old ideas I had.</text:p>
          </draw:text-box>
        </draw:frame>
      </draw:page>
      <draw:page draw:name="page5" draw:style-name="dp1" draw:master-page-name="Default">
        <draw:frame draw:style-name="gr1" draw:text-style-name="P6" draw:layer="layout" svg:width="30.139cm" svg:height="19.954cm" svg:x="1.185cm" svg:y="1cm">
          <draw:text-box>
            <text:p text:style-name="P5"><text:span text:style-name="T5">Assumptions this document makes:</text:span></text:p>
            <text:p text:style-name="P5"><text:span text:style-name="T5"/></text:p>
            <text:list text:style-name="L1">
              <text:list-item>
                <text:p text:style-name="P5"><text:span text:style-name="T5">We limit the amount of asynchronous communication “to” the ibacm service nodes.</text:span></text:p>
                <text:list>
                  <text:list-item>
                    <text:p text:style-name="P5"><text:span text:style-name="T5">This means communication is initiated by the ibacm nodes when it wants something rather than the SSA service sending. <text:s/>This somewhat complicates the protocol but leaves the “compute” nodes alone for user jobs.</text:span></text:p>
                  </text:list-item>
                </text:list>
              </text:list-item>
              <text:list-item>
                <text:p text:style-name="P5"><text:span text:style-name="T5">SSA services are in constant contact with their parents.</text:span></text:p>
                <text:list>
                  <text:list-item>
                    <text:p text:style-name="P5"><text:span text:style-name="T5">And </text:span><text:span text:style-name="T7">SSA</text:span><text:span text:style-name="T5"> children</text:span></text:p>
                  </text:list-item>
                  <text:list-item>
                    <text:p text:style-name="P5"><text:span text:style-name="T5">Again no asynchronous messages occur to the ibacm service nodes. <text:s/>I am not sure if the ibacm should be tasked with sending heartbeats to the SSA. <text:s/>I am thinking not.</text:span></text:p>
                  </text:list-item>
                </text:list>
              </text:list-item>
              <text:list-item>
                <text:p text:style-name="P8"><text:span text:style-name="T5">Each service (ibacm or SSA) has 2 parents a Primary and a Secondary.</text:span></text:p>
                <text:list>
                  <text:list-item>
                    <text:p text:style-name="P5"><text:span text:style-name="T5">The Primary and the Secondary can be the same. <text:s/>Although this is less redundant.</text:span></text:p>
                  </text:list-item>
                  <text:list-item>
                    <text:p text:style-name="P5"><text:span text:style-name="T5">Should both the Primary and Secondary fail (or in the case of only having a Primary which fails) the service (ibacm or SSA) will have to reinitialize the connection by contacting the Master SM via “tot_hello” all over again.</text:span></text:p>
                  </text:list-item>
                  <text:list-item>
                    <text:p text:style-name="P5"><text:span text:style-name="T5">For small installations (or simple configurations) it may be that the Master SM (SSA/SM) will simply be the Primary SSA for all nodes such that SR reinitialize is not required.</text:span></text:p>
                  </text:list-item>
                </text:list>
              </text:list-item>
              <text:list-item>
                <text:p text:style-name="P9"><text:span text:style-name="T5">Although this protocol is designed to wire up a cluster from cold boot, it is probably more eficient for the SSA nodes to be booted prior to the computes nodes (ibacm nodes) booting. <text:s/>The SM and SSA's can then have a logical tree amongst themselves prior to the ibacm nodes coming online.</text:span></text:p>
              </text:list-item>
              <text:list-item>
                <text:p text:style-name="P9"><text:span text:style-name="T5">Nodes can come and go. <text:s/>All wire up is done in a dynamic fashion for both the ibacm and SSA nodes.</text:span></text:p>
              </text:list-item>
              <text:list-item>
                <text:p text:style-name="P9"><text:span text:style-name="T5">This protocol avoids multicast communication. <text:s/>I can't think of any data which needs to be </text:span><text:span text:style-name="T5"><text:a xlink:href="slot:">sent </text:a></text:span><text:span text:style-name="T5">to all nodes at any level.</text:span></text:p>
              </text:list-item>
              <text:list-item>
                <text:p text:style-name="P9"><text:span text:style-name="T5"/></text:p>
              </text:list-item>
            </text:list>
          </draw:text-box>
        </draw:frame>
      </draw:page>
      <draw:page draw:name="page6" draw:style-name="dp1" draw:master-page-name="Default">
        <draw:g>
          <draw:line draw:style-name="gr10" draw:text-style-name="P2" draw:layer="layout" svg:x1="6.796cm" svg:y1="4.825cm" svg:x2="6.796cm" svg:y2="25.9cm">
            <text:p/>
          </draw:line>
          <draw:frame draw:style-name="gr11" draw:layer="layout" svg:width="2.191cm" svg:height="1.054cm" svg:x="5.626cm" svg:y="3.897cm">
            <draw:text-box>
              <text:p>ibacm</text:p>
            </draw:text-box>
          </draw:frame>
        </draw:g>
        <draw:g>
          <draw:frame draw:style-name="gr11" draw:layer="layout" svg:width="4.532cm" svg:height="1.054cm" svg:x="20.96cm" svg:y="3.813cm">
            <draw:text-box>
              <text:p>SSA (Primary)</text:p>
            </draw:text-box>
          </draw:frame>
          <draw:line draw:style-name="gr10" draw:text-style-name="P2" draw:layer="layout" svg:x1="23.064cm" svg:y1="4.781cm" svg:x2="23.064cm" svg:y2="25.846cm">
            <text:p/>
          </draw:line>
        </draw:g>
        <draw:g>
          <draw:frame draw:style-name="gr17" draw:layer="layout" svg:width="5.387cm" svg:height="0.962cm" svg:x="25.794cm" svg:y="3.878cm">
            <draw:text-box>
              <text:p>SSA (Secondary)</text:p>
            </draw:text-box>
          </draw:frame>
          <draw:line draw:style-name="gr10" draw:text-style-name="P2" draw:layer="layout" svg:x1="28.061cm" svg:y1="4.994cm" svg:x2="28.061cm" svg:y2="25.721cm">
            <text:p/>
          </draw:line>
        </draw:g>
        <draw:frame draw:style-name="gr1" draw:text-style-name="P6" draw:layer="layout" svg:width="12.553cm" svg:height="3.115cm" svg:x="10.363cm" svg:y="1cm">
          <draw:text-box>
            <text:p text:style-name="P5"><text:span text:style-name="T5">Wireup Sequence</text:span></text:p>
            <text:p text:style-name="P5"><text:span text:style-name="T5"/></text:p>
          </draw:text-box>
        </draw:frame>
        <draw:g>
          <draw:frame draw:style-name="gr11" draw:layer="layout" svg:width="1.353cm" svg:height="1.054cm" svg:x="16.525cm" svg:y="3.826cm">
            <draw:text-box>
              <text:p>SA</text:p>
            </draw:text-box>
          </draw:frame>
          <draw:line draw:style-name="gr10" draw:text-style-name="P2" draw:layer="layout" svg:x1="17.319cm" svg:y1="4.694cm" svg:x2="17.319cm" svg:y2="25.759cm">
            <text:p/>
          </draw:line>
        </draw:g>
        <draw:line draw:style-name="gr12" draw:text-style-name="P7" draw:layer="layout" svg:x1="6.795cm" svg:y1="5.717cm" svg:x2="17.342cm" svg:y2="6.775cm">
          <text:p text:style-name="P2"><text:span text:style-name="T6">VendorSet(Hello)</text:span></text:p>
        </draw:line>
        <draw:line draw:style-name="gr13" draw:text-style-name="P7" draw:layer="layout" svg:x1="6.795cm" svg:y1="8.438cm" svg:x2="17.313cm" svg:y2="6.969cm">
          <text:p text:style-name="P2"><text:span text:style-name="T6">VendorGetResp(Hello)</text:span></text:p>
        </draw:line>
        <draw:line draw:style-name="gr12" draw:text-style-name="P7" draw:layer="layout" svg:x1="6.06cm" svg:y1="8.626cm" svg:x2="6.06cm" svg:y2="11.27cm">
          <text:p text:style-name="P2"><text:span text:style-name="T6">Wait</text:span></text:p>
        </draw:line>
        <draw:line draw:style-name="gr13" draw:text-style-name="P7" draw:layer="layout" svg:x1="6.795cm" svg:y1="9.938cm" svg:x2="17.313cm" svg:y2="8.469cm">
          <text:p text:style-name="P2"><text:span text:style-name="T6">VendorSend(Parent)</text:span></text:p>
        </draw:line>
        <draw:line draw:style-name="gr12" draw:text-style-name="P7" draw:layer="layout" svg:x1="6.795cm" svg:y1="16.816cm" svg:x2="23.072cm" svg:y2="18.209cm">
          <text:p text:style-name="P2"><text:span text:style-name="T6">VendorSet(Hookup)</text:span></text:p>
        </draw:line>
        <draw:line draw:style-name="gr13" draw:text-style-name="P7" draw:layer="layout" svg:x1="6.795cm" svg:y1="20.338cm" svg:x2="23.042cm" svg:y2="19.185cm">
          <text:p text:style-name="P2"><text:span text:style-name="T6">VendorGetResp(Hookup)</text:span></text:p>
        </draw:line>
        <draw:line draw:style-name="gr12" draw:text-style-name="P7" draw:layer="layout" svg:x1="6.795cm" svg:y1="17.615cm" svg:x2="28.066cm" svg:y2="19.337cm">
          <text:p text:style-name="P2"><text:span text:style-name="T6">VendorSet(Hookup)</text:span></text:p>
        </draw:line>
        <draw:line draw:style-name="gr13" draw:text-style-name="P7" draw:layer="layout" svg:x1="6.795cm" svg:y1="21.237cm" svg:x2="28.037cm" svg:y2="19.649cm">
          <text:p text:style-name="P2"><text:span text:style-name="T6">VendorGetResp(Hookup)</text:span></text:p>
        </draw:line>
        <draw:line draw:style-name="gr18" draw:text-style-name="P2" draw:layer="layout" svg:x1="6.787cm" svg:y1="23.946cm" svg:x2="23.064cm" svg:y2="23.887cm">
          <text:p text:style-name="P2">UD “control” channel</text:p>
        </draw:line>
        <draw:line draw:style-name="gr19" draw:text-style-name="P7" draw:layer="layout" svg:x1="6.795cm" svg:y1="11.517cm" svg:x2="17.342cm" svg:y2="12.575cm">
          <text:p text:style-name="P2"><text:span text:style-name="T6">VendorSet(Hello)</text:span></text:p>
        </draw:line>
        <draw:line draw:style-name="gr20" draw:text-style-name="P7" draw:layer="layout" svg:x1="6.795cm" svg:y1="14.238cm" svg:x2="17.313cm" svg:y2="12.769cm">
          <text:p text:style-name="P2"><text:span text:style-name="T6">VendorGetResp(Hello)</text:span></text:p>
        </draw:line>
        <draw:line draw:style-name="gr20" draw:text-style-name="P7" draw:layer="layout" svg:x1="6.795cm" svg:y1="15.738cm" svg:x2="17.313cm" svg:y2="14.269cm">
          <text:p text:style-name="P2"><text:span text:style-name="T6">VendorSend(Parent)</text:span></text:p>
        </draw:line>
        <draw:frame draw:style-name="gr21" draw:text-style-name="P3" draw:layer="layout" svg:width="5.612cm" svg:height="1.214cm" svg:x="11.635cm" svg:y="10.343cm">
          <draw:text-box>
            <text:p><text:span text:style-name="T3">2</text:span><text:span text:style-name="T8">nd</text:span><text:span text:style-name="T3"> Sequence if Original</text:span></text:p>
            <text:p><text:span text:style-name="T3">Sequence fails</text:span></text:p>
          </draw:text-box>
        </draw:frame>
        <draw:frame draw:style-name="gr21" draw:text-style-name="P3" draw:layer="layout" svg:width="5.612cm" svg:height="1.673cm" svg:x="11.399cm" svg:y="21.813cm">
          <draw:text-box>
            <text:p><text:span text:style-name="T3">Connection continues over UD “control” and RC “data” channel's</text:span></text:p>
          </draw:text-box>
        </draw:frame>
        <draw:line draw:style-name="gr18" draw:text-style-name="P2" draw:layer="layout" svg:x1="6.788cm" svg:y1="24.923cm" svg:x2="23.065cm" svg:y2="24.864cm">
          <text:p text:style-name="P2">RC “data” channel</text:p>
        </draw:line>
      </draw:page>
      <draw:page draw:name="page7" draw:style-name="dp1" draw:master-page-name="Default">
        <draw:g>
          <draw:line draw:style-name="gr10" draw:text-style-name="P2" draw:layer="layout" svg:x1="6.796cm" svg:y1="4.825cm" svg:x2="6.796cm" svg:y2="25.9cm">
            <text:p/>
          </draw:line>
          <draw:frame draw:style-name="gr11" draw:layer="layout" svg:width="2.191cm" svg:height="1.054cm" svg:x="5.626cm" svg:y="3.897cm">
            <draw:text-box>
              <text:p>ibacm</text:p>
            </draw:text-box>
          </draw:frame>
        </draw:g>
        <draw:g>
          <draw:frame draw:style-name="gr11" draw:layer="layout" svg:width="4.532cm" svg:height="1.054cm" svg:x="20.96cm" svg:y="3.813cm">
            <draw:text-box>
              <text:p>SSA (Primary)</text:p>
            </draw:text-box>
          </draw:frame>
          <draw:line draw:style-name="gr10" draw:text-style-name="P2" draw:layer="layout" svg:x1="23.064cm" svg:y1="4.781cm" svg:x2="23.064cm" svg:y2="25.846cm">
            <text:p/>
          </draw:line>
        </draw:g>
        <draw:g>
          <draw:frame draw:style-name="gr17" draw:layer="layout" svg:width="5.387cm" svg:height="0.962cm" svg:x="25.794cm" svg:y="3.878cm">
            <draw:text-box>
              <text:p>SSA (Secondary)</text:p>
            </draw:text-box>
          </draw:frame>
          <draw:line draw:style-name="gr10" draw:text-style-name="P2" draw:layer="layout" svg:x1="28.061cm" svg:y1="4.994cm" svg:x2="28.061cm" svg:y2="25.721cm">
            <text:p/>
          </draw:line>
        </draw:g>
        <draw:frame draw:style-name="gr1" draw:text-style-name="P6" draw:layer="layout" svg:width="12.553cm" svg:height="3.115cm" svg:x="10.363cm" svg:y="1cm">
          <draw:text-box>
            <text:p text:style-name="P5"><text:span text:style-name="T5">Post wire up comm.</text:span></text:p>
            <text:p text:style-name="P5"><text:span text:style-name="T5"/></text:p>
          </draw:text-box>
        </draw:frame>
        <draw:g>
          <draw:frame draw:style-name="gr11" draw:layer="layout" svg:width="1.353cm" svg:height="1.054cm" svg:x="16.525cm" svg:y="3.826cm">
            <draw:text-box>
              <text:p>SA</text:p>
            </draw:text-box>
          </draw:frame>
          <draw:line draw:style-name="gr10" draw:text-style-name="P2" draw:layer="layout" svg:x1="17.319cm" svg:y1="4.694cm" svg:x2="17.319cm" svg:y2="25.759cm">
            <text:p/>
          </draw:line>
        </draw:g>
        <draw:line draw:style-name="gr22" draw:text-style-name="P2" draw:layer="layout" svg:x1="6.787cm" svg:y1="6.746cm" svg:x2="23.064cm" svg:y2="6.687cm">
          <text:p text:style-name="P2">UD “control” channel</text:p>
        </draw:line>
        <draw:line draw:style-name="gr22" draw:text-style-name="P2" draw:layer="layout" svg:x1="6.787cm" svg:y1="8.504cm" svg:x2="28.059cm" svg:y2="8.469cm">
          <text:p text:style-name="P2">UD “control” channel</text:p>
        </draw:line>
        <draw:line draw:style-name="gr22" draw:text-style-name="P2" draw:layer="layout" svg:x1="6.787cm" svg:y1="10.815cm" svg:x2="23.064cm" svg:y2="10.991cm">
          <text:p text:style-name="P2">RC “data” channel</text:p>
        </draw:line>
      </draw:page>
      <draw:page draw:name="page8" draw:style-name="dp1" draw:master-page-name="Default">
        <draw:g>
          <draw:line draw:style-name="gr10" draw:text-style-name="P2" draw:layer="layout" svg:x1="15.34cm" svg:y1="5.243cm" svg:x2="15.34cm" svg:y2="26.318cm">
            <text:p/>
          </draw:line>
          <draw:frame draw:style-name="gr11" draw:layer="layout" svg:width="2.191cm" svg:height="1.054cm" svg:x="14.17cm" svg:y="4.315cm">
            <draw:text-box>
              <text:p>ibacm</text:p>
            </draw:text-box>
          </draw:frame>
        </draw:g>
        <draw:g>
          <draw:frame draw:style-name="gr11" draw:layer="layout" svg:width="2.911cm" svg:height="1.054cm" svg:x="28.695cm" svg:y="4.415cm">
            <draw:text-box>
              <text:p>SSA/SM</text:p>
            </draw:text-box>
          </draw:frame>
          <draw:line draw:style-name="gr10" draw:text-style-name="P2" draw:layer="layout" svg:x1="30.27cm" svg:y1="5.253cm" svg:x2="30.27cm" svg:y2="26.318cm">
            <text:p/>
          </draw:line>
        </draw:g>
        <draw:line draw:style-name="gr3" draw:text-style-name="P2" draw:layer="layout" svg:x1="15.37cm" svg:y1="13.27cm" svg:x2="30.245cm" svg:y2="14.34cm">
          <text:p text:style-name="P2">SR req for SSA</text:p>
        </draw:line>
        <draw:line draw:style-name="gr3" draw:text-style-name="P2" draw:layer="layout" svg:x1="15.327cm" svg:y1="16.188cm" svg:x2="21.355cm" svg:y2="17.205cm">
          <text:p text:style-name="P2">Conn Req</text:p>
        </draw:line>
        <draw:line draw:style-name="gr23" draw:text-style-name="P2" draw:layer="layout" svg:x1="15.356cm" svg:y1="18.024cm" svg:x2="21.355cm" svg:y2="17.68cm">
          <text:p text:style-name="P2">Conn Rsp</text:p>
        </draw:line>
        <draw:g>
          <draw:frame draw:style-name="gr24" draw:layer="layout" svg:width="1.78cm" svg:height="1.047cm" svg:x="20.788cm" svg:y="4.18cm">
            <draw:text-box>
              <text:p>SSA</text:p>
            </draw:text-box>
          </draw:frame>
          <draw:line draw:style-name="gr10" draw:text-style-name="P2" draw:layer="layout" svg:x1="21.383cm" svg:y1="5.112cm" svg:x2="21.383cm" svg:y2="26.289cm">
            <text:p/>
          </draw:line>
        </draw:g>
        <draw:frame draw:style-name="gr1" draw:text-style-name="P6" draw:layer="layout" svg:width="12.553cm" svg:height="3.115cm" svg:x="19.797cm" svg:y="0.9cm">
          <draw:text-box>
            <text:p text:style-name="P5"><text:span text:style-name="T5">“</text:span><text:span text:style-name="T5">master” SSA creates a single SR for it's connection info on startup. <text:s/>If other SSA's are not registered yet all SSA and ibacm's may receive the “master” connection for their SR rsp and should be prepared to be “reparented” at any time after their initial connection.</text:span></text:p>
          </draw:text-box>
        </draw:frame>
        <draw:line draw:style-name="gr3" draw:text-style-name="P2" draw:layer="layout" svg:x1="21.455cm" svg:y1="6.064cm" svg:x2="30.247cm" svg:y2="6.834cm">
          <text:p text:style-name="P2">SR req for SSA</text:p>
        </draw:line>
        <draw:line draw:style-name="gr23" draw:text-style-name="P2" draw:layer="layout" svg:x1="21.355cm" svg:y1="7.99cm" svg:x2="30.218cm" svg:y2="7.366cm">
          <text:p text:style-name="P2">SR rsp</text:p>
        </draw:line>
        <draw:line draw:style-name="gr3" draw:text-style-name="P2" draw:layer="layout" svg:x1="21.355cm" svg:y1="8.625cm" svg:x2="30.245cm" svg:y2="9.26cm">
          <text:p text:style-name="P2">Conn Req</text:p>
        </draw:line>
        <draw:line draw:style-name="gr23" draw:text-style-name="P2" draw:layer="layout" svg:x1="21.355cm" svg:y1="10.53cm" svg:x2="30.245cm" svg:y2="9.695cm">
          <text:p text:style-name="P2">Conn Rsp</text:p>
        </draw:line>
        <draw:frame draw:style-name="gr8" draw:text-style-name="P10" draw:layer="layout" svg:width="10.006cm" svg:height="2.471cm" svg:x="31.879cm" svg:y="14.015cm">
          <draw:text-box>
            <text:p><text:span text:style-name="T9">SR rsp</text:span></text:p>
            <text:p><text:span text:style-name="T5">Contains:</text:span></text:p>
            <text:p><text:span text:style-name="T5"><text:tab/></text:span><text:span text:style-name="T5">ComHeader</text:span></text:p>
            <text:p><text:span text:style-name="T5"><text:tab/></text:span><text:span text:style-name="T5">SSA EP info : “master” SSA (SM info)</text:span></text:p>
          </draw:text-box>
        </draw:frame>
        <draw:line draw:style-name="gr3" draw:text-style-name="P2" draw:layer="layout" svg:x1="15.356cm" svg:y1="19.238cm" svg:x2="21.355cm" svg:y2="20.05cm">
          <text:p text:style-name="P2">Ibacm Data Req</text:p>
        </draw:line>
        <draw:line draw:style-name="gr25" draw:text-style-name="P2" draw:layer="layout" svg:x1="21.355cm" svg:y1="17.44cm" svg:x2="30.245cm" svg:y2="17.44cm">
          <text:p text:style-name="P2">SSA “Data”</text:p>
        </draw:line>
        <draw:line draw:style-name="gr25" draw:text-style-name="P2" draw:layer="layout" svg:x1="21.355cm" svg:y1="11.54cm" svg:x2="30.245cm" svg:y2="11.54cm">
          <text:p text:style-name="P2">SSA “Control”</text:p>
        </draw:line>
        <draw:line draw:style-name="gr23" draw:text-style-name="P2" draw:layer="layout" svg:x1="15.327cm" svg:y1="15.567cm" svg:x2="30.245cm" svg:y2="14.975cm">
          <text:p text:style-name="P2">SR rsp</text:p>
        </draw:line>
        <draw:line draw:style-name="gr23" draw:text-style-name="P2" draw:layer="layout" svg:x1="15.327cm" svg:y1="21.221cm" svg:x2="21.355cm" svg:y2="20.685cm">
          <text:p text:style-name="P2">Ibacm Data Rsp</text:p>
        </draw:line>
        <draw:line draw:style-name="gr25" draw:text-style-name="P2" draw:layer="layout" svg:x1="21.355cm" svg:y1="12.64cm" svg:x2="30.245cm" svg:y2="12.64cm">
          <text:p text:style-name="P2">SSA “Data”</text:p>
        </draw:line>
        <draw:frame draw:style-name="gr8" draw:text-style-name="P10" draw:layer="layout" svg:width="9.472cm" svg:height="2.945cm" svg:x="31.871cm" svg:y="17.461cm">
          <draw:text-box>
            <text:p><text:span text:style-name="T9">SSA Control</text:span></text:p>
            <text:p><text:span text:style-name="T9">Type: heart beat, “events”, resize data</text:span></text:p>
            <text:p><text:span text:style-name="T5">Contains:</text:span></text:p>
            <text:p><text:span text:style-name="T3"><text:tab/></text:span><text:span text:style-name="T3">ComHeader</text:span></text:p>
            <text:p><text:span text:style-name="T5"><text:tab/></text:span><text:span text:style-name="T5">Msg Data</text:span></text:p>
          </draw:text-box>
        </draw:frame>
        <draw:frame draw:style-name="gr8" draw:text-style-name="P10" draw:layer="layout" svg:width="4.676cm" svg:height="1.916cm" svg:x="32.042cm" svg:y="21.513cm">
          <draw:text-box>
            <text:p><text:span text:style-name="T9">SSA Data (RDMA)</text:span></text:p>
            <text:p><text:span text:style-name="T5">Contains:</text:span></text:p>
            <text:p><text:span text:style-name="T5"><text:tab/></text:span><text:span text:style-name="T5">“</text:span><text:span text:style-name="T5">row data”</text:span></text:p>
          </draw:text-box>
        </draw:frame>
        <draw:frame draw:style-name="gr8" draw:text-style-name="P10" draw:layer="layout" svg:width="8.588cm" svg:height="3.581cm" svg:x="2.276cm" svg:y="8.478cm">
          <draw:text-box>
            <text:p><text:span text:style-name="T9">Conn req</text:span></text:p>
            <text:p><text:span text:style-name="T5">Contains:</text:span></text:p>
            <text:p><text:span text:style-name="T5"><text:tab/></text:span><text:span text:style-name="T5">ComHeader</text:span></text:p>
            <text:p><text:span text:style-name="T5"><text:tab/></text:span><text:span text:style-name="T5">Lid</text:span></text:p>
            <text:p><text:span text:style-name="T5"><text:tab/></text:span><text:span text:style-name="T5">Connection Channel (UD QPn)</text:span></text:p>
            <text:p><text:span text:style-name="T5"><text:tab/></text:span><text:span text:style-name="T5">Data Channel (RC QPn) ???</text:span></text:p>
          </draw:text-box>
        </draw:frame>
        <draw:frame draw:style-name="gr8" draw:text-style-name="P10" draw:layer="layout" svg:width="9.011cm" svg:height="3.581cm" svg:x="6.544cm" svg:y="19.134cm">
          <draw:text-box>
            <text:p><text:span text:style-name="T9">Ibacm data rsp</text:span></text:p>
            <text:p><text:span text:style-name="T5">Contains:</text:span></text:p>
            <text:p><text:span text:style-name="T5"><text:tab/></text:span><text:span text:style-name="T5">“</text:span><text:span text:style-name="T5">row data” (RDMA WRITE)</text:span></text:p>
            <text:p><text:span text:style-name="T5">OR</text:span></text:p>
            <text:p><text:span text:style-name="T5"><text:tab/></text:span><text:span text:style-name="T5">Addr for ibacm to read from?</text:span></text:p>
            <text:p><text:span text:style-name="T5"><text:tab/></text:span><text:span text:style-name="T5">(For ibacm issued RDMA READ)</text:span></text:p>
          </draw:text-box>
        </draw:frame>
        <draw:frame draw:style-name="gr8" draw:text-style-name="P10" draw:layer="layout" svg:width="6.729cm" svg:height="6.356cm" svg:x="0.887cm" svg:y="18.933cm">
          <draw:text-box>
            <text:p><text:span text:style-name="T9">Ibacm data req</text:span></text:p>
            <text:p><text:span text:style-name="T5">Contains:</text:span></text:p>
            <text:p><text:span text:style-name="T5"><text:tab/></text:span><text:span text:style-name="T5">Epoch</text:span></text:p>
            <text:p><text:span text:style-name="T5"><text:tab/></text:span><text:span text:style-name="T5">Type</text:span></text:p>
            <text:p><text:span text:style-name="T5"><text:tab/></text:span><text:span text:style-name="T5"><text:tab/></text:span><text:span text:style-name="T5">All</text:span></text:p>
            <text:p><text:span text:style-name="T5"><text:tab/></text:span><text:span text:style-name="T5"><text:tab/></text:span><text:span text:style-name="T5">Addr</text:span></text:p>
            <text:p><text:span text:style-name="T5"><text:tab/></text:span><text:span text:style-name="T5">Addr</text:span></text:p>
            <text:p><text:span text:style-name="T5"><text:tab/></text:span><text:span text:style-name="T5"><text:tab/></text:span><text:span text:style-name="T5">DLID</text:span></text:p>
            <text:p><text:span text:style-name="T5"><text:tab/></text:span><text:span text:style-name="T5"><text:tab/></text:span><text:span text:style-name="T5">IP (v4 or v6)</text:span></text:p>
            <text:p><text:span text:style-name="T5"><text:tab/></text:span><text:span text:style-name="T5"><text:tab/></text:span><text:span text:style-name="T5">NodeDescription</text:span></text:p>
            <text:p><text:span text:style-name="T5"><text:tab/></text:span><text:span text:style-name="T5"><text:tab/></text:span><text:span text:style-name="T5">hostname</text:span></text:p>
          </draw:text-box>
        </draw:frame>
        <draw:frame draw:style-name="gr8" draw:text-style-name="P10" draw:layer="layout" svg:width="9.701cm" svg:height="5.801cm" svg:x="2.376cm" svg:y="12.32cm">
          <draw:text-box>
            <text:p><text:span text:style-name="T9">Conn rsp</text:span></text:p>
            <text:p><text:span text:style-name="T5">Contains:</text:span></text:p>
            <text:p><text:span text:style-name="T5">union</text:span></text:p>
            <text:p><text:span text:style-name="T5"><text:tab/></text:span><text:span text:style-name="T5">Ack</text:span></text:p>
            <text:p><text:span text:style-name="T5"><text:tab/></text:span><text:span text:style-name="T5">Reparent info</text:span></text:p>
            <text:p><text:span text:style-name="T5"><text:tab/></text:span><text:span text:style-name="T5"><text:tab/></text:span><text:span text:style-name="T5">Type (Primary/Secondary)</text:span></text:p>
            <text:p><text:span text:style-name="T5"><text:tab/></text:span><text:span text:style-name="T5"><text:tab/></text:span><text:span text:style-name="T5">Lid</text:span></text:p>
            <text:p><text:span text:style-name="T5"><text:tab/></text:span><text:span text:style-name="T5"><text:tab/></text:span><text:span text:style-name="T5">Connection channel (UD Qpn)</text:span></text:p>
            <text:p><text:span text:style-name="T5"><text:tab/></text:span><text:span text:style-name="T5"><text:tab/></text:span><text:span text:style-name="T5">Data Channel (RC Qpn)</text:span></text:p>
            <text:p><text:span text:style-name="T5"><text:tab/></text:span><text:span text:style-name="T5"><text:tab/></text:span><text:span text:style-name="T5">PathRecord (list?)</text:span></text:p>
          </draw:text-box>
        </draw:frame>
        <draw:frame draw:style-name="gr8" draw:text-style-name="P11" draw:layer="layout" svg:width="1.277cm" svg:height="1.276cm" svg:x="25.011cm" svg:y="18.942cm">
          <draw:text-box>
            <text:p><text:span text:style-name="T10">...</text:span></text:p>
          </draw:text-box>
        </draw:frame>
        <draw:frame draw:style-name="gr8" draw:text-style-name="P10" draw:layer="layout" svg:width="8.431cm" svg:height="3.581cm" svg:x="31.814cm" svg:y="9.834cm">
          <draw:text-box>
            <text:p><text:span text:style-name="T9">SSA EP Info</text:span></text:p>
            <text:p><text:span text:style-name="T5">Contains:</text:span></text:p>
            <text:p><text:span text:style-name="T5"><text:tab/></text:span><text:span text:style-name="T5">type (Primary/Secondary)</text:span></text:p>
            <text:p><text:span text:style-name="T5"><text:tab/></text:span><text:span text:style-name="T5">Connection channel (UD Qpn)</text:span></text:p>
            <text:p><text:span text:style-name="T5"><text:tab/></text:span><text:span text:style-name="T5">ConnCh PathRecord (list?)</text:span></text:p>
            <text:p><text:span text:style-name="T5"><text:tab/></text:span><text:span text:style-name="T5">Data channel (RC QPn)???</text:span></text:p>
          </draw:text-box>
        </draw:frame>
        <draw:frame draw:style-name="gr8" draw:text-style-name="P10" draw:layer="layout" svg:width="10.002cm" svg:height="3.581cm" svg:x="31.845cm" svg:y="4.4cm">
          <draw:text-box>
            <text:p><text:span text:style-name="T9">ComHeader</text:span></text:p>
            <text:p><text:span text:style-name="T5">Contains:</text:span></text:p>
            <text:p><text:span text:style-name="T5"><text:tab/></text:span><text:span text:style-name="T5">Seq Num</text:span></text:p>
            <text:p><text:span text:style-name="T5"><text:tab/></text:span><text:span text:style-name="T5">Message type</text:span></text:p>
            <text:p><text:span text:style-name="T5"><text:tab/></text:span><text:span text:style-name="T5">Message Length (? defined by type?)</text:span></text:p>
            <text:p><text:span text:style-name="T5"><text:tab/></text:span><text:span text:style-name="T5">Epoch (? or is this data?)</text:span></text:p>
          </draw:text-box>
        </draw:frame>
        <draw:line draw:style-name="gr25" draw:text-style-name="P2" draw:layer="layout" svg:x1="21.385cm" svg:y1="18.56cm" svg:x2="30.275cm" svg:y2="18.56cm">
          <text:p text:style-name="P2">SSA “Control”</text:p>
        </draw:line>
        <draw:frame draw:style-name="gr1" draw:text-style-name="P6" draw:layer="layout" svg:width="12.553cm" svg:height="3.115cm" svg:x="4.197cm" svg:y="1cm">
          <draw:text-box>
            <text:p text:style-name="P5"><text:span text:style-name="T9">This is all just ideas I had from before Eitan's wireup.</text:span></text:p>
            <text:p text:style-name="P5"><text:span text:style-name="T5"/></text:p>
          </draw:text-box>
        </draw:frame>
      </draw:page>
      <draw:page draw:name="page9" draw:style-name="dp1" draw:master-page-name="Default">
        <draw:g>
          <draw:line draw:style-name="gr10" draw:text-style-name="P2" draw:layer="layout" svg:x1="20.719cm" svg:y1="7.708cm" svg:x2="20.719cm" svg:y2="26.004cm">
            <text:p/>
          </draw:line>
          <draw:frame draw:style-name="gr26" draw:layer="layout" svg:width="2.191cm" svg:height="0.962cm" svg:x="19.549cm" svg:y="6.902cm">
            <draw:text-box>
              <text:p>ibacm</text:p>
            </draw:text-box>
          </draw:frame>
        </draw:g>
        <draw:g>
          <draw:frame draw:style-name="gr27" draw:layer="layout" svg:width="3.512cm" svg:height="0.962cm" svg:x="32.845cm" svg:y="6.772cm">
            <draw:text-box>
              <text:p>SSA (new)</text:p>
            </draw:text-box>
          </draw:frame>
          <draw:line draw:style-name="gr10" draw:text-style-name="P2" draw:layer="layout" svg:x1="34.649cm" svg:y1="7.532cm" svg:x2="34.649cm" svg:y2="25.974cm">
            <text:p/>
          </draw:line>
        </draw:g>
        <draw:g>
          <draw:frame draw:style-name="gr28" draw:layer="layout" svg:width="4.174cm" svg:height="0.962cm" svg:x="25.557cm" svg:y="6.855cm">
            <draw:text-box>
              <text:p>SSA (old)</text:p>
            </draw:text-box>
          </draw:frame>
          <draw:line draw:style-name="gr10" draw:text-style-name="P2" draw:layer="layout" svg:x1="27.769cm" svg:y1="7.807cm" svg:x2="27.769cm" svg:y2="25.974cm">
            <text:p/>
          </draw:line>
        </draw:g>
        <draw:frame draw:style-name="gr1" draw:text-style-name="P6" draw:layer="layout" svg:width="12.553cm" svg:height="5.169cm" svg:x="25.276cm" svg:y="1.387cm">
          <draw:text-box>
            <text:p text:style-name="P5"><text:span text:style-name="T5">Reparent sequence</text:span></text:p>
            <text:p text:style-name="P5"><text:span text:style-name="T5">When no service has been lost.</text:span></text:p>
            <text:p text:style-name="P5"><text:span text:style-name="T5">The Key here is you may get a conn response to your ibacm data request which causes you to start a new connection to the new Primary (or Secondary).</text:span></text:p>
            <text:p text:style-name="P5"><text:span text:style-name="T5">This is basically like redirection. </text:span><text:span text:style-name="T9"><text:s/>I am not sure I like this method so if anyone has any ideas...</text:span></text:p>
          </draw:text-box>
        </draw:frame>
        <draw:line draw:style-name="gr3" draw:text-style-name="P2" draw:layer="layout" svg:x1="20.734cm" svg:y1="11.166cm" svg:x2="27.721cm" svg:y2="12.149cm">
          <text:p text:style-name="P2">Conn Req</text:p>
        </draw:line>
        <draw:line draw:style-name="gr3" draw:text-style-name="P2" draw:layer="layout" svg:x1="20.763cm" svg:y1="12.816cm" svg:x2="27.751cm" svg:y2="13.734cm">
          <text:p text:style-name="P2">Ibacm Data Req</text:p>
        </draw:line>
        <draw:frame draw:style-name="gr8" draw:layer="layout" svg:width="1.984cm" svg:height="0.962cm" svg:x="23.132cm" svg:y="11.912cm">
          <draw:text-box>
            <text:p>OR...</text:p>
          </draw:text-box>
        </draw:frame>
        <draw:line draw:style-name="gr23" draw:text-style-name="P2" draw:layer="layout" svg:x1="20.705cm" svg:y1="15.808cm" svg:x2="27.721cm" svg:y2="15.169cm">
          <text:p text:style-name="P2">Conn Rsp</text:p>
        </draw:line>
        <draw:line draw:style-name="gr3" draw:text-style-name="P2" draw:layer="layout" svg:x1="20.705cm" svg:y1="17.324cm" svg:x2="34.648cm" svg:y2="18.366cm">
          <text:p text:style-name="P2">Conn Req</text:p>
        </draw:line>
        <draw:line draw:style-name="gr23" draw:text-style-name="P2" draw:layer="layout" svg:x1="20.675cm" svg:y1="19.805cm" svg:x2="34.619cm" svg:y2="18.928cm">
          <text:p text:style-name="P2">Conn Rsp</text:p>
        </draw:line>
        <draw:frame draw:style-name="gr8" draw:text-style-name="P10" draw:layer="layout" svg:width="8.588cm" svg:height="3.026cm" svg:x="7.719cm" svg:y="10.296cm">
          <draw:text-box>
            <text:p><text:span text:style-name="T9">Conn req</text:span></text:p>
            <text:p><text:span text:style-name="T5">Contains:</text:span></text:p>
            <text:p><text:span text:style-name="T5"><text:tab/></text:span><text:span text:style-name="T5">Lid</text:span></text:p>
            <text:p><text:span text:style-name="T5"><text:tab/></text:span><text:span text:style-name="T5">Connection Channel (UD QPn)</text:span></text:p>
            <text:p><text:span text:style-name="T5"><text:tab/></text:span><text:span text:style-name="T5">Data Channel (RC QPn) ???</text:span></text:p>
          </draw:text-box>
        </draw:frame>
        <draw:frame draw:style-name="gr29" draw:text-style-name="P10" draw:layer="layout" svg:width="10.487cm" svg:height="5.801cm" svg:x="8.034cm" svg:y="14.107cm">
          <draw:text-box>
            <text:p><text:span text:style-name="T9">Conn rsp</text:span></text:p>
            <text:p><text:span text:style-name="T5">Contains:</text:span></text:p>
            <text:p><text:span text:style-name="T5">union</text:span></text:p>
            <text:p><text:span text:style-name="T5"><text:tab/></text:span><text:span text:style-name="T5">Ack</text:span></text:p>
            <text:p><text:span text:style-name="T5"><text:tab/></text:span><text:span text:style-name="T5">Reparent info</text:span></text:p>
            <text:p><text:span text:style-name="T5"><text:tab/></text:span><text:span text:style-name="T5"><text:tab/></text:span><text:span text:style-name="T5">Type (Primary/Secondary)</text:span></text:p>
            <text:p><text:span text:style-name="T5"><text:tab/></text:span><text:span text:style-name="T5"><text:tab/></text:span><text:span text:style-name="T5">Lid</text:span></text:p>
            <text:p><text:span text:style-name="T5"><text:tab/></text:span><text:span text:style-name="T5"><text:tab/></text:span><text:span text:style-name="T5">Connection channel (UD Qpn)</text:span></text:p>
            <text:p><text:span text:style-name="T5"><text:tab/></text:span><text:span text:style-name="T5"><text:tab/></text:span><text:span text:style-name="T5">Data Channel (RC Qpn)</text:span></text:p>
            <text:p><text:span text:style-name="T5"><text:tab/></text:span><text:span text:style-name="T5"><text:tab/></text:span><text:span text:style-name="T5">PathRecord (list?)</text:span></text:p>
          </draw:text-box>
        </draw:frame>
        <draw:frame draw:style-name="gr1" draw:text-style-name="P6" draw:layer="layout" svg:width="12.553cm" svg:height="3.115cm" svg:x="4.198cm" svg:y="1.001cm">
          <draw:text-box>
            <text:p text:style-name="P5"><text:span text:style-name="T5">This is all just ideas I had from before Eitan's wireup.</text:span></text:p>
            <text:p text:style-name="P5"><text:span text:style-name="T5"/></text:p>
            <text:p text:style-name="P5"><text:span text:style-name="T5">None of this is done ye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2-08-31T10:03:07</meta:creation-date>
    <dc:date>2012-12-18T11:48:23</dc:date>
    <meta:editing-duration>PT88H01M22S</meta:editing-duration>
    <meta:editing-cycles>134</meta:editing-cycles>
    <meta:generator>OpenOffice.org/3.2$Unix OpenOffice.org_project/320m19$Build-9505</meta:generator>
    <meta:document-statistic meta:object-count="214"/>
  </office:meta>
</office:document-meta>
</file>